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ormatUtils.formatValue( @ Nullable Object value , int maxLength , boolean replaceNewlinesAndControlCharac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gFormatUtils.traceDebug( Log logger , Function &lt; Boolean , String &gt; message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FormatUtils.formatValue( @ Nullable Object value , boolean limi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